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position="" style:font-name="Arial" fo:font-size="8pt" style:font-size-asian="8pt" style:font-size-complex="8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font-name="Arial" fo:font-size="8pt" style:font-size-asian="8pt" style:font-size-complex="8pt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TESTS RUN AT $2015-03-31T19:05:23.354+00:00$</text:p>
          </table:table-cell>
          <table:table-cell table:number-columns-repeated="1023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Maps.rsc|: 73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Failed/IGNORED TESTS: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FAILED TESTS: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Maps.rsc|(3001,173,&lt;86,0&gt;,&lt;91,34&gt;): FALSE Unexpected argument type for INIT: class org.eclipse.imp.pdb.facts.impl.primitive.BoolValue$1, true; function: ☞ notequal3((true:true,false:false), (true:false,false:true), {}); instruction: CREATEDYN 0test fails for arguments: (true:true,false:false) (true:false,false:true)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Memoization.rsc|(450,183,&lt;26,0&gt;,&lt;35,1&gt;): FALSE test fails for arguments: {"\n\t\t"(-1617343529r1478400272,0.6992693508095373,|tmp:///8M|,$4668-07-24T05:44:59.077+00:00$,YrQFhz0=9309769,qVY6bPL=-2039093055r1287557968,HUOy94Q=1807709333)}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TEST SUMMARY: 4412 tests executed; 31 failed; 0 ignored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CRASHED TESTS: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functionality/TryCatchTests.rsc|: Cannot execute due to compilation errors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 table:number-rows-repeated="94">
          <table:table-cell table:style-name="ce25"/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6"/>
          <table:table-cell table:number-columns-repeated="3"/>
          <table:table-cell table:style-name="ce2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1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27"/>
        <table:table-row table:style-name="ro1">
          <table:table-cell table:style-name="ce24" office:value-type="string" calcext:value-type="string">
            <text:p>TESTS RUN AT $2015-03-31T09:37:33.175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(11235,170,&lt;284,0&gt;,&lt;285,39&gt;): FALSE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TEST SUMMARY: 326 tests executed; 8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 table:number-rows-repeated="77">
          <table:table-cell table:style-name="ce24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21:04:59.7445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31T21:10:22.714182000</dc:date>
    <meta:editing-duration>P46DT7H16M32S</meta:editing-duration>
    <meta:editing-cycles>174</meta:editing-cycles>
    <meta:generator>LibreOffice/4.4.1.2$MacOSX_X86_64 LibreOffice_project/45e2de17089c24a1fa810c8f975a7171ba4cd432</meta:generator>
    <meta:document-statistic meta:table-count="6" meta:cell-count="605" meta:object-count="0"/>
  </office:meta>
</office:document-meta>
</file>